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2.5500001907349pt" style:font-size-asian="11pt" style:font-size-complex="12.5500001907349pt"/>
    </style:style>
    <style:style style:name="P3" style:family="paragraph" style:parent-style-name="Standard">
      <style:paragraph-properties fo:text-align="start" style:justify-single-word="false"/>
      <style:text-properties fo:font-size="12.5500001907349pt" officeooo:paragraph-rsid="0021356b" style:font-size-asian="11pt" style:font-size-complex="12.5500001907349pt"/>
    </style:style>
    <style:style style:name="P4" style:family="paragraph" style:parent-style-name="Standard">
      <style:paragraph-properties fo:text-align="start" style:justify-single-word="false"/>
      <style:text-properties fo:font-size="12.5500001907349pt" officeooo:rsid="00159584" officeooo:paragraph-rsid="00159584" style:font-size-asian="11pt" style:font-size-complex="12.5500001907349pt"/>
    </style:style>
    <style:style style:name="P5" style:family="paragraph" style:parent-style-name="Standard">
      <style:paragraph-properties fo:text-align="start" style:justify-single-word="false"/>
      <style:text-properties fo:font-size="12.5500001907349pt" officeooo:rsid="001829c1" officeooo:paragraph-rsid="001829c1" style:font-size-asian="11pt" style:font-size-complex="12.5500001907349pt"/>
    </style:style>
    <style:style style:name="P6" style:family="paragraph" style:parent-style-name="Standard">
      <style:paragraph-properties fo:text-align="start" style:justify-single-word="false"/>
      <style:text-properties fo:font-size="12.5500001907349pt" officeooo:rsid="001c0002" officeooo:paragraph-rsid="001c0002" style:font-size-asian="11pt" style:font-size-complex="12.5500001907349pt"/>
    </style:style>
    <style:style style:name="P7" style:family="paragraph" style:parent-style-name="Standard">
      <style:paragraph-properties fo:text-align="start" style:justify-single-word="false"/>
      <style:text-properties fo:font-size="12.5500001907349pt" officeooo:rsid="002034c2" officeooo:paragraph-rsid="002034c2" style:font-size-asian="11pt" style:font-size-complex="12.5500001907349pt"/>
    </style:style>
    <style:style style:name="P8" style:family="paragraph" style:parent-style-name="Standard">
      <style:paragraph-properties fo:text-align="start" style:justify-single-word="false"/>
      <style:text-properties fo:font-size="12.5500001907349pt" officeooo:rsid="00242c91" officeooo:paragraph-rsid="00242c91" style:font-size-asian="11pt" style:font-size-complex="12.5500001907349pt"/>
    </style:style>
    <style:style style:name="P9" style:family="paragraph" style:parent-style-name="Standard">
      <style:paragraph-properties fo:text-align="start" style:justify-single-word="false"/>
      <style:text-properties fo:font-size="12.5500001907349pt" officeooo:rsid="0027ac7f" officeooo:paragraph-rsid="0027ac7f" style:font-size-asian="11pt" style:font-size-complex="12.5500001907349pt"/>
    </style:style>
    <style:style style:name="P10" style:family="paragraph" style:parent-style-name="Standard">
      <style:paragraph-properties fo:text-align="start" style:justify-single-word="false"/>
      <style:text-properties fo:font-size="12.5500001907349pt" officeooo:rsid="00288e35" officeooo:paragraph-rsid="00288e35" style:font-size-asian="11pt" style:font-size-complex="12.5500001907349pt"/>
    </style:style>
    <style:style style:name="T1" style:family="text">
      <style:text-properties officeooo:rsid="00159584"/>
    </style:style>
    <style:style style:name="T2" style:family="text">
      <style:text-properties officeooo:rsid="0017c1e2"/>
    </style:style>
    <style:style style:name="T3" style:family="text">
      <style:text-properties officeooo:rsid="001855b8"/>
    </style:style>
    <style:style style:name="T4" style:family="text">
      <style:text-properties officeooo:rsid="001e36e5"/>
    </style:style>
    <style:style style:name="T5" style:family="text">
      <style:text-properties officeooo:rsid="001fb214"/>
    </style:style>
    <style:style style:name="T6" style:family="text">
      <style:text-properties officeooo:rsid="0020bc61"/>
    </style:style>
    <style:style style:name="T7" style:family="text">
      <style:text-properties officeooo:rsid="00264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毕设补习知识</text:p>
      <text:p text:style-name="P7">2014/2/23</text:p>
      <text:p text:style-name="P2">1、客户端和服务器端的区别：</text:p>
      <text:p text:style-name="P2"><text:s text:c="5"/>客户端：发送请求 <text:s/>request</text:p>
      <text:p text:style-name="P2"><text:s text:c="5"/>服务器端：响应请求 <text:s text:c="2"/>response</text:p>
      <text:p text:style-name="P2">2、服务器端如何响应请求：</text:p>
      <text:p text:style-name="P2"><text:s text:c="6"/>服务器通过路由解析去响应请求</text:p>
      <text:p text:style-name="P2"><text:s text:c="6"/>服务器端通过url的路径，按路由解析的方式去访问对应的action，在这个action里，访问数据库，返回数据，服务器拿到数据响应客户端：</text:p>
      <text:p text:style-name="P2"><text:s text:c="10"/>例：zend的框架的路由配置：url的路径名称：person/to<text:span text:style-name="T1">Mynote会被路由解析成，到服务器对应的目录下，找的controller目录，再找到personController.php,然后在controller下找到tomynoteAction() {},在该action下，是对数据库的访问，并返回数据，服务器只拿到这些数据，就可以响应给客户端了，然后，客户端就可以展示数据了</text:span></text:p>
      <text:p text:style-name="P4">3、本机如何作为一个服务器：</text:p>
      <text:p text:style-name="P4"><text:s text:c="6"/>ip地址：127.0.0.1 和192.168.1.141的区别</text:p>
      <text:p text:style-name="P2"><text:s text:c="6"/><text:span text:style-name="T1">127.0.0.1：是本机的ip地址，我通过这个ip访问web服务，是我本机的web服务，</text:span></text:p>
      <text:p text:style-name="P2"><text:s text:c="6"/><text:span text:style-name="T2">192.168.1.141:本机需要访问另一台机子时需要通过路由器去访问，路由器去告诉另一台机子有一台机子要访问它时，这台机子怎么去识别访问它的机子，那就需要路由器去告诉它，而路由器去识别不同的机子就需要ip地址，所以路由器就会给不同的机子配置不同的ip地址，所以192.168.1.141就是路由器分配的ip地址，用来识别同一网段的不同主机</text:span></text:p>
      <text:p text:style-name="P3"><text:s text:c="6"/>在本机配置一个服务器<text:span text:style-name="T4">（比如用于潘哆啦开发的 grunt服务器），就可以给该服务器指定一些端口，这些端口是用来给区别服务器的不同服务的。可能一个项目对应一个服务。</text:span></text:p>
      <text:p text:style-name="P5">4、如何让客户端去请求服务器端<text:span text:style-name="T3">：在客户端输入url（统一资源定位符），“资源定位符”顾名思义就是定位资源的符号，所以url里的域名是定位服务器的位置，端口是对应服务器里的服务的</text:span></text:p>
      <text:p text:style-name="P5"><text:s text:c="5"/>客户端就是通过一个url来发请求的</text:p>
      <text:p text:style-name="P8">5、通过在终端执行一条命令来启动服务器的机制：</text:p>
      <text:p text:style-name="P8"><text:s text:c="6"/>终端执行一条命令，就会去读执行该命令的目录下的配置文件，该配置文件就包含如何启动服务器，所以服务器如何启动就是需要写配置文件<text:span text:style-name="T7">；路由解析也是需要配置文件去写的</text:span></text:p>
      <text:p text:style-name="P9">6、服务如何拿数据：数据是从数据库拿的，所以服务器需要连接数据库才能对数据库操作</text:p>
      <text:p text:style-name="P10">7、如何给一个项目在本地搭建一个服务器：框架，不同的项目选择不同的框架</text:p>
      <text:p text:style-name="P10">8、如何让服务器和数据库连接：编写php 或js文件，这取决框架的服务器用的那一种编程语言</text:p>
      <text:p text:style-name="P5"/>
      <text:p text:style-name="P5"/>
      <text:p text:style-name="P5">预留问题<text:span text:style-name="T5">：</text:span></text:p>
      <text:p text:style-name="P5"><text:s/><text:span text:style-name="T5">1、什么是回送地址？</text:span></text:p>
      <text:p text:style-name="P6"><text:s text:c="6"/>我在本机客户端访问localhost时<text:span text:style-name="T6">，就会直接将该请求回送给本机，不会像路由器或上一层服务去请求，这就是本机的回送地址；而对于在同一个网段的两台主机之间访问时，一台机子访问另一台机子就用通过路由器去访问，而这个路由器查看要访问的ip是自己分给被访问的主机的，那么这个请求就不会像该路由的上一层路由传输，直接在该层路由回送给请求的主机，这个地址对于改路由器来说也是一个回送地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2-23T22:49:08.838255416</meta:creation-date>
    <dc:date>2014-02-24T00:18:52.320645159</dc:date>
    <dc:creator>lyy </dc:creator>
    <meta:editing-duration>PT1H27M26S</meta:editing-duration>
    <meta:editing-cycles>29</meta:editing-cycles>
    <meta:generator>LibreOffice/4.1.3.2$Linux_X86_64 LibreOffice_project/410m0$Build-2</meta:generator>
    <meta:document-statistic meta:table-count="0" meta:image-count="0" meta:object-count="0" meta:page-count="1" meta:paragraph-count="24" meta:word-count="1021" meta:character-count="1301" meta:non-whitespace-character-count="1218"/>
  </office:meta>
</office:document-meta>
</file>